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A10000035F1249386E.png" manifest:media-type=""/>
  <manifest:file-entry manifest:full-path="Pictures/100000000000075C0000035F1FF85F62.png" manifest:media-type=""/>
  <manifest:file-entry manifest:full-path="Pictures/100000000000075C0000035F3CFCC6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ab1e0" officeooo:paragraph-rsid="001ab1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0.7882in" svg:width="6.9252in" svg:height="3.5217in" draw:z-index="0"><draw:image xlink:href="Pictures/10000000000006A10000035F1249386E.png" xlink:type="simple" xlink:show="embed" xlink:actuate="onLoad"/></draw:frame></text:p>
      <text:p text:style-name="P1"><draw:frame draw:style-name="fr1" draw:name="graphics2" text:anchor-type="paragraph" svg:x="-0.0252in" svg:y="0.9835in" svg:width="6.9252in" svg:height="3.1717in" draw:z-index="1"><draw:image xlink:href="Pictures/100000000000075C0000035F3CFCC61C.png" xlink:type="simple" xlink:show="embed" xlink:actuate="onLoad"/></draw:frame>Side view<text:tab/><text:tab/></text:p>
      <text:p text:style-name="P1"><draw:frame draw:style-name="fr1" draw:name="graphics3" text:anchor-type="paragraph" svg:x="0.1417in" svg:y="1.0181in" svg:width="6.9252in" svg:height="3.1717in" draw:z-index="2"><draw:image xlink:href="Pictures/100000000000075C0000035F1FF85F62.png" xlink:type="simple" xlink:show="embed" xlink:actuate="onLoad"/></draw:frame>Top 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21:56:55.305000000</meta:creation-date>
    <dc:date>2016-08-14T22:12:17.481000000</dc:date>
    <meta:editing-duration>PT10S</meta:editing-duration>
    <meta:editing-cycles>1</meta:editing-cycles>
    <meta:document-statistic meta:table-count="0" meta:image-count="3" meta:object-count="0" meta:page-count="3" meta:paragraph-count="2" meta:word-count="4" meta:character-count="19" meta:non-whitespace-character-count="15"/>
    <meta:generator>LibreOffice/4.1.3.2$Windows_x86 LibreOffice_project/70feb7d99726f064edab4605a8ab840c50ec57a</meta:generator>
  </office:meta>
</office:document-meta>
</file>